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3cm"/>
    </style:style>
    <style:style style:name="co2" style:family="table-column">
      <style:table-column-properties fo:break-before="auto" style:column-width="0.45cm"/>
    </style:style>
    <style:style style:name="co3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ce5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2" table:number-columns-repeated="13" table:default-cell-style-name="ce3"/>
        <table:table-column table:style-name="co1" table:default-cell-style-name="ce3"/>
        <table:table-column table:style-name="co2" table:number-columns-repeated="1005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office:annotation draw:style-name="gr1" draw:text-style-name="P1" svg:width="2.899cm" svg:height="1.781cm" svg:x="5.174cm" svg:y="4.786cm" draw:caption-point-x="-0.61cm" draw:caption-point-y="1.522cm">
              <dc:date>2012-03-18T00:00:00</dc:date>
              <text:p text:style-name="P1"><text:span text:style-name="T1">OK:</text:span><text:span text:style-name="T1"><text:line-break/></text:span><text:span text:style-name="T1">pela esq gasta 2 estados a menos do que pela dir</text:span></text:p>
            </office:annotation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2">
          <table:table-cell table:number-columns-repeated="25"/>
          <table:table-cell office:value-type="string">
            <text:p><text:s/></text:p>
          </table:table-cell>
          <table:table-cell table:number-columns-repeated="998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  <draw:marker draw:name="Pontas_20_das_20_setas_20_1" draw:display-name="Pontas das seta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29/03/2012</text:date>, <text:time>18:5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29T18:58:40</dc:date>
    <dc:creator>Rafael Beirigo</dc:creator>
    <meta:editing-duration>PT13H17M46S</meta:editing-duration>
    <meta:editing-cycles>34</meta:editing-cycles>
    <meta:generator>OpenOffice.org/3.2$Unix OpenOffice.org_project/320m12$Build-9483</meta:generator>
    <meta:document-statistic meta:table-count="1" meta:cell-count="551" meta:object-count="0"/>
  </office:meta>
</office:document-meta>
</file>